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6b5e9b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01b0cb" officeooo:paragraph-rsid="0001b0cb" style:font-size-asian="11pt" style:font-size-complex="11pt"/>
    </style:style>
    <style:style style:name="P4" style:family="paragraph" style:parent-style-name="Standard">
      <style:text-properties fo:font-size="11pt" fo:font-weight="bold" officeooo:rsid="0001b0cb" officeooo:paragraph-rsid="0001b0cb" style:font-size-asian="11pt" style:font-weight-asian="bold" style:font-size-complex="11pt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b5e9b"/>
    </style:style>
    <style:style style:name="T5" style:family="text">
      <style:text-properties fo:color="#6b5e9b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4">Q:</text:p>
      <text:p text:style-name="P3"><text:span text:style-name="Strong_20_Emphasis">how to check version of virtualbox guest additions currently installed in guest system</text:span></text:p>
      <text:p text:style-name="P3"><text:span text:style-name="Strong_20_Emphasis"/></text:p>
      <text:p text:style-name="P3"><text:span text:style-name="Strong_20_Emphasis">An:</text:span></text:p>
      <text:p text:style-name="P2">(pyspark_env) hadoopuser@spark-client:~$ <text:span text:style-name="T2">lsmod | grep -io vboxguest | xargs modinfo | grep -iw</text:span><text:span text:style-name="T3"> </text:span><text:span text:style-name="T6">version</text:span></text:p>
      <text:p text:style-name="P1">version: <text:s text:c="7"/>6.1.6 r137129</text:p>
      <text:p text:style-name="P2">(pyspark_env) hadoopuser@spark-client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1:51:14.746573315</meta:creation-date>
    <meta:generator>LibreOffice/6.4.3.2$Linux_X86_64 LibreOffice_project/40$Build-2</meta:generator>
    <dc:date>2020-07-01T11:54:26.416124343</dc:date>
    <meta:editing-duration>PT3M14S</meta:editing-duration>
    <meta:editing-cycles>1</meta:editing-cycles>
    <meta:document-statistic meta:table-count="0" meta:image-count="0" meta:object-count="0" meta:page-count="1" meta:paragraph-count="6" meta:word-count="34" meta:character-count="263" meta:non-whitespace-character-count="227"/>
  </office:meta>
</office:document-meta>
</file>